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'Segoe UI', roboto, 'Noto Sans', oxygen, ubuntu, cantarell, 'Fira Sans', 'Droid Sans', 'Helvetica Neue', arial, sans-serif, 'Apple Color Emoji', 'Segoe UI Emoji', 'Segoe UI Symbol'"/>
    <style:font-face style:name="var font-family-mono" svg:font-family="'var font-family-mono'"/>
  </office:font-face-decls>
  <office:automatic-styles>
    <style:style style:name="P1" style:family="paragraph" style:parent-style-name="Preformatted_20_Text">
      <style:paragraph-properties fo:line-height="166%" fo:orphans="2" fo:widows="2" fo:padding="0cm" fo:border="none"/>
      <style:text-properties fo:font-variant="normal" fo:text-transform="none" fo:color="#9a9999" loext:opacity="100%" style:font-name="var font-family-mono" fo:font-size="10.5pt" fo:letter-spacing="normal" fo:font-style="normal" fo:font-weight="bold"/>
    </style:style>
    <style:style style:name="P2" style:family="paragraph" style:parent-style-name="Preformatted_20_Text">
      <style:paragraph-properties fo:line-height="166%" fo:orphans="2" fo:widows="2" fo:padding="0cm" fo:border="none"/>
      <style:text-properties fo:font-variant="normal" fo:text-transform="none" fo:color="#14141f" loext:opacity="100%" style:font-name="var font-family-mono" fo:font-size="10.5pt" fo:letter-spacing="normal" fo:font-style="normal" fo:font-weight="bold"/>
    </style:style>
    <style:style style:name="P3" style:family="paragraph" style:parent-style-name="Preformatted_20_Text">
      <style:paragraph-properties fo:margin-top="0cm" fo:margin-bottom="0.499cm" style:contextual-spacing="false" fo:line-height="166%" fo:orphans="2" fo:widows="2" fo:padding="0cm" fo:border="none"/>
      <style:text-properties fo:font-variant="normal" fo:text-transform="none" fo:color="#14141f" loext:opacity="100%" style:font-name="var font-family-mono" fo:font-size="10.5pt" fo:letter-spacing="normal" fo:font-style="normal" fo:font-weight="bold"/>
    </style:style>
    <style:style style:name="P4" style:family="paragraph" style:parent-style-name="Preformatted_20_Text">
      <style:paragraph-properties fo:line-height="166%" fo:orphans="2" fo:widows="2" fo:padding="0cm" fo:border="none"/>
      <style:text-properties fo:font-variant="normal" fo:text-transform="none" fo:color="#14141f" loext:opacity="100%" fo:letter-spacing="normal"/>
    </style:style>
    <style:style style:name="P5" style:family="paragraph" style:parent-style-name="Preformatted_20_Text">
      <style:paragraph-properties fo:line-height="166%" fo:orphans="2" fo:widows="2" fo:padding="0cm" fo:border="non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</style:style>
    <style:style style:name="P7" style:family="paragraph" style:parent-style-name="Standard">
      <style:text-properties officeooo:rsid="001bf9b9" officeooo:paragraph-rsid="001bf9b9"/>
    </style:style>
    <style:style style:name="P8" style:family="paragraph" style:parent-style-name="Standard">
      <style:paragraph-properties fo:orphans="3"/>
    </style:style>
    <style:style style:name="T1" style:family="text">
      <style:text-properties style:text-line-through-style="none" style:text-line-through-type="none" style:font-name="var font-family-mono" style:text-underline-style="none" fo:font-weight="bold" style:text-blinking="false" fo:background-color="transparent" loext:char-shading-value="0" loext:padding="0cm" loext:border="none"/>
    </style:style>
    <style:style style:name="T2" style:family="text">
      <style:text-properties style:font-name="var font-family-mono" fo:font-weight="bold"/>
    </style:style>
    <style:style style:name="T3" style:family="text">
      <style:text-properties style:font-name="var font-family-mono" fo:font-size="10.5pt" fo:font-style="normal" fo:font-weight="bold"/>
    </style:style>
    <style:style style:name="T4" style:family="text">
      <style:text-properties fo:font-variant="normal" fo:text-transform="none" fo:color="#14141f" loext:opacity="100%" style:font-name="var font-family-mono" fo:font-size="10.5pt" fo:letter-spacing="normal" fo:font-style="normal" fo:font-weight="bold"/>
    </style:style>
    <style:style style:name="T5" style:family="text">
      <style:text-properties fo:font-variant="normal" fo:text-transform="none" fo:color="#14141f" loext:opacity="100%" style:font-name="var font-family-mono" fo:font-size="10.5pt" fo:letter-spacing="normal" fo:font-style="normal" style:text-underline-style="solid" style:text-underline-width="auto" style:text-underline-color="font-color" fo:font-weight="bold"/>
    </style:style>
    <style:style style:name="T6" style:family="text">
      <style:text-properties fo:font-variant="normal" fo:text-transform="none" fo:color="#14141f" loext:opacity="100%" style:text-line-through-style="none" style:text-line-through-type="none" style:font-name="var font-family-mono" fo:font-size="10.5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14141f" loext:opacity="100%" fo:letter-spacing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section text:style-name="Sect1" text:name="page-body">
        <text:section text:style-name="Sect1" text:name="main-panel">
          <text:p text:style-name="P6"><text:span text:style-name="T2">Started by user </text:span><text:a xlink:type="simple" xlink:href="http://158.160.104.118:8080/user/cloud-user" text:style-name="Internet_20_link" text:visited-style-name="Visited_20_Internet_20_Link"><text:span text:style-name="T1">cloud-user</text:span></text:a></text:p>
          <text:p text:style-name="P1">[Pipeline] Start of Pipeline</text:p>
          <text:p text:style-name="P1">[Pipeline] node</text:p>
          <text:p text:style-name="P6"><text:span text:style-name="T4">Running on </text:span><text:a xlink:type="simple" xlink:href="http://158.160.104.118:8080/computer/agent/" text:style-name="Internet_20_link" text:visited-style-name="Visited_20_Internet_20_Link"><text:span text:style-name="T6">agent</text:span></text:a><text:span text:style-name="T4"> in /opt/jenkins_agent/workspace/Pipeline vector-role</text:span></text:p>
          <text:p text:style-name="P1">[Pipeline] {</text:p>
          <text:p text:style-name="P1">[Pipeline] stage</text:p>
          <text:p text:style-name="P1">[Pipeline] { (Git)</text:p>
          <text:p text:style-name="P1">[Pipeline] git</text:p>
          <text:p text:style-name="P2">The recommended git tool is: NONE</text:p>
          <text:p text:style-name="P2">No credentials specified</text:p>
          <text:p text:style-name="P2">Cloning the remote Git repository</text:p>
          <text:p text:style-name="P5"><text:span text:style-name="T4">Cloning repository </text:span><text:a xlink:type="simple" xlink:href="https://github.com/george25031996/vector-role.git" text:style-name="Internet_20_link" text:visited-style-name="Visited_20_Internet_20_Link"><text:span text:style-name="T5">https://github.com/george25031996/vector-role.git</text:span></text:a></text:p>
          <text:p text:style-name="P4"><text:s/><text:span text:style-name="T3">&gt; git init /opt/jenkins_agent/workspace/Pipeline vector-role # timeout=10</text:span></text:p>
          <text:p text:style-name="P5"><text:span text:style-name="T4">Fetching upstream changes from </text:span><text:a xlink:type="simple" xlink:href="https://github.com/george25031996/vector-role.git" text:style-name="Internet_20_link" text:visited-style-name="Visited_20_Internet_20_Link"><text:span text:style-name="T5">https://github.com/george25031996/vector-role.git</text:span></text:a></text:p>
          <text:p text:style-name="P4"><text:s/><text:span text:style-name="T3">&gt; git --version # timeout=10</text:span></text:p>
          <text:p text:style-name="P4"><text:s/><text:span text:style-name="T3">&gt; git --version # 'git version 2.39.3'</text:span></text:p>
          <text:p text:style-name="P5"><text:span text:style-name="T7"><text:s/></text:span><text:span text:style-name="T4">&gt; git fetch --tags --force --progress -- </text:span><text:a xlink:type="simple" xlink:href="https://github.com/george25031996/vector-role.git" text:style-name="Internet_20_link" text:visited-style-name="Visited_20_Internet_20_Link"><text:span text:style-name="T5">https://github.com/george25031996/vector-role.git</text:span></text:a><text:span text:style-name="T4"> +refs/heads/*:refs/remotes/origin/* # timeout=10</text:span></text:p>
          <text:p text:style-name="P2">Avoid second fetch</text:p>
          <text:p text:style-name="P2">Checking out Revision 0fe3332090b7858c9e0921aa039419d24dfc1e45 (refs/remotes/origin/main)</text:p>
          <text:p text:style-name="P2">Commit message: "11111111111111"</text:p>
          <text:p text:style-name="P2">First time build. Skipping changelog.</text:p>
          <text:p text:style-name="P1">[Pipeline] }</text:p>
          <text:p text:style-name="P1">[Pipeline] // stage</text:p>
          <text:p text:style-name="P1">[Pipeline] stage</text:p>
          <text:p text:style-name="P1">[Pipeline] { (Molecule install)</text:p>
          <text:p text:style-name="P5"><text:span text:style-name="T7"><text:s/></text:span><text:span text:style-name="T4">&gt; git config remote.origin.url </text:span><text:a xlink:type="simple" xlink:href="https://github.com/george25031996/vector-role.git" text:style-name="Internet_20_link" text:visited-style-name="Visited_20_Internet_20_Link"><text:span text:style-name="T5">https://github.com/george25031996/vector-role.git</text:span></text:a><text:span text:style-name="T4"> # timeout=10</text:span></text:p>
          <text:p text:style-name="P4"><text:s/><text:span text:style-name="T3">&gt; git config --add remote.origin.fetch +refs/heads/*:refs/remotes/origin/* # timeout=10</text:span></text:p>
          <text:p text:style-name="P4"><text:s/><text:span text:style-name="T3">&gt; git rev-parse refs/remotes/origin/main^{commit} # timeout=10</text:span></text:p>
          <text:p text:style-name="P4"><text:s/><text:span text:style-name="T3">&gt; git config core.sparsecheckout # timeout=10</text:span></text:p>
          <text:p text:style-name="P4"><text:s/><text:span text:style-name="T3">&gt; git checkout -f 0fe3332090b7858c9e0921aa039419d24dfc1e45 # timeout=10</text:span></text:p>
          <text:p text:style-name="P4"><text:soft-page-break/><text:s/><text:span text:style-name="T3">&gt; git branch -a -v --no-abbrev # timeout=10</text:span></text:p>
          <text:p text:style-name="P4"><text:s/><text:span text:style-name="T3">&gt; git checkout -b main 0fe3332090b7858c9e0921aa039419d24dfc1e45 # timeout=10</text:span></text:p>
          <text:p text:style-name="P1">[Pipeline] sh</text:p>
          <text:p text:style-name="P2">+ pip install molecule==3.4.0</text:p>
          <text:p text:style-name="P2">Defaulting to user installation because normal site-packages is not writeable</text:p>
          <text:p text:style-name="P2">Collecting molecule==3.4.0</text:p>
          <text:p text:style-name="P4"><text:s text:c="2"/><text:span text:style-name="T3">Downloading molecule-3.4.0-py3-none-any.whl (239 kB)</text:span></text:p>
          <text:p text:style-name="P2">Requirement already satisfied: selinux in /usr/local/lib/python3.6/site-packages (from molecule==3.4.0) (0.2.1)</text:p>
          <text:p text:style-name="P2">Requirement already satisfied: enrich&gt;=1.2.5 in /usr/local/lib/python3.6/site-packages (from molecule==3.4.0) (1.2.7)</text:p>
          <text:p text:style-name="P2">Requirement already satisfied: click&lt;9,&gt;=8.0 in /usr/local/lib/python3.6/site-packages (from molecule==3.4.0) (8.0.4)</text:p>
          <text:p text:style-name="P2">Requirement already satisfied: Jinja2&gt;=2.11.3 in /usr/local/lib/python3.6/site-packages (from molecule==3.4.0) (3.0.3)</text:p>
          <text:p text:style-name="P2">Requirement already satisfied: click-help-colors&gt;=0.9 in /usr/local/lib/python3.6/site-packages (from molecule==3.4.0) (0.9.1)</text:p>
          <text:p text:style-name="P2">Requirement already satisfied: packaging in /usr/local/lib/python3.6/site-packages (from molecule==3.4.0) (21.3)</text:p>
          <text:p text:style-name="P2">Requirement already satisfied: paramiko&lt;3,&gt;=2.5.0 in /usr/local/lib/python3.6/site-packages (from molecule==3.4.0) (2.12.0)</text:p>
          <text:p text:style-name="P2">Requirement already satisfied: PyYAML&lt;6,&gt;=5.1 in /usr/local/lib64/python3.6/site-packages (from molecule==3.4.0) (5.4.1)</text:p>
          <text:p text:style-name="P2">Requirement already satisfied: subprocess-tee&gt;=0.3.2 in /usr/local/lib/python3.6/site-packages (from molecule==3.4.0) (0.3.5)</text:p>
          <text:p text:style-name="P2">Collecting ansible-lint&gt;=5.1.1</text:p>
          <text:p text:style-name="P4"><text:s text:c="2"/><text:span text:style-name="T3">Downloading ansible_lint-5.4.0-py3-none-any.whl (119 kB)</text:span></text:p>
          <text:p text:style-name="P2">Requirement already satisfied: rich&gt;=9.5.1 in /usr/local/lib/python3.6/site-packages (from molecule==3.4.0) (12.6.0)</text:p>
          <text:p text:style-name="P2">Requirement already satisfied: dataclasses in /usr/local/lib/python3.6/site-packages (from molecule==3.4.0) (0.8)</text:p>
          <text:p text:style-name="P2">Collecting pluggy&lt;1.0,&gt;=0.7.1</text:p>
          <text:p text:style-name="P4"><text:s text:c="2"/><text:span text:style-name="T3">Downloading pluggy-0.13.1-py2.py3-none-any.whl (18 kB)</text:span></text:p>
          <text:p text:style-name="P2">Requirement already satisfied: cerberus!=1.3.3,!=1.3.4,&gt;=1.3.1 in /usr/local/lib/python3.6/site-packages (from molecule==3.4.0) (1.3.5)</text:p>
          <text:p text:style-name="P2"><text:soft-page-break/>Requirement already satisfied: cookiecutter&gt;=1.7.3 in /usr/local/lib/python3.6/site-packages (from molecule==3.4.0) (1.7.3)</text:p>
          <text:p text:style-name="P2">Requirement already satisfied: setuptools&gt;=42 in /usr/local/lib/python3.6/site-packages (from molecule==3.4.0) (59.6.0)</text:p>
          <text:p text:style-name="P2">Collecting wcmatch&gt;=7.0</text:p>
          <text:p text:style-name="P4"><text:s text:c="2"/><text:span text:style-name="T3">Downloading wcmatch-8.3-py3-none-any.whl (42 kB)</text:span></text:p>
          <text:p text:style-name="P2">Collecting ruamel.yaml&lt;1,&gt;=0.15.34</text:p>
          <text:p text:style-name="P4"><text:s text:c="2"/><text:span text:style-name="T3">Downloading ruamel.yaml-0.17.32-py3-none-any.whl (112 kB)</text:span></text:p>
          <text:p text:style-name="P2">Collecting tenacity</text:p>
          <text:p text:style-name="P4"><text:s text:c="2"/><text:span text:style-name="T3">Downloading tenacity-8.2.2-py3-none-any.whl (24 kB)</text:span></text:p>
          <text:p text:style-name="P2">Requirement already satisfied: typing-extensions in /usr/local/lib/python3.6/site-packages (from ansible-lint&gt;=5.1.1-&gt;molecule==3.4.0) (4.1.1)</text:p>
          <text:p text:style-name="P2">Requirement already satisfied: importlib-metadata in /usr/local/lib/python3.6/site-packages (from cerberus!=1.3.3,!=1.3.4,&gt;=1.3.1-&gt;molecule==3.4.0) (4.8.3)</text:p>
          <text:p text:style-name="P2">Requirement already satisfied: requests&gt;=2.23.0 in /usr/local/lib/python3.6/site-packages (from cookiecutter&gt;=1.7.3-&gt;molecule==3.4.0) (2.27.1)</text:p>
          <text:p text:style-name="P2">Requirement already satisfied: python-slugify&gt;=4.0.0 in /usr/local/lib/python3.6/site-packages (from cookiecutter&gt;=1.7.3-&gt;molecule==3.4.0) (6.1.2)</text:p>
          <text:p text:style-name="P2">Requirement already satisfied: poyo&gt;=0.5.0 in /usr/local/lib/python3.6/site-packages (from cookiecutter&gt;=1.7.3-&gt;molecule==3.4.0) (0.5.0)</text:p>
          <text:p text:style-name="P2">Requirement already satisfied: jinja2-time&gt;=0.2.0 in /usr/local/lib/python3.6/site-packages (from cookiecutter&gt;=1.7.3-&gt;molecule==3.4.0) (0.2.0)</text:p>
          <text:p text:style-name="P2">Requirement already satisfied: binaryornot&gt;=0.4.4 in /usr/local/lib/python3.6/site-packages (from cookiecutter&gt;=1.7.3-&gt;molecule==3.4.0) (0.4.4)</text:p>
          <text:p text:style-name="P2">Requirement already satisfied: six&gt;=1.10 in /usr/local/lib/python3.6/site-packages (from cookiecutter&gt;=1.7.3-&gt;molecule==3.4.0) (1.16.0)</text:p>
          <text:p text:style-name="P2">Requirement already satisfied: MarkupSafe&gt;=2.0 in /usr/local/lib64/python3.6/site-packages (from Jinja2&gt;=2.11.3-&gt;molecule==3.4.0) (2.0.1)</text:p>
          <text:p text:style-name="P2">Requirement already satisfied: cryptography&gt;=2.5 in /usr/local/lib64/python3.6/site-packages (from paramiko&lt;3,&gt;=2.5.0-&gt;molecule==3.4.0) (40.0.2)</text:p>
          <text:p text:style-name="P2"><text:soft-page-break/>Requirement already satisfied: bcrypt&gt;=3.1.3 in /usr/local/lib64/python3.6/site-packages (from paramiko&lt;3,&gt;=2.5.0-&gt;molecule==3.4.0) (4.0.1)</text:p>
          <text:p text:style-name="P2">Requirement already satisfied: pynacl&gt;=1.0.1 in /usr/local/lib64/python3.6/site-packages (from paramiko&lt;3,&gt;=2.5.0-&gt;molecule==3.4.0) (1.5.0)</text:p>
          <text:p text:style-name="P2">Requirement already satisfied: pygments&lt;3.0.0,&gt;=2.6.0 in /usr/local/lib/python3.6/site-packages (from rich&gt;=9.5.1-&gt;molecule==3.4.0) (2.14.0)</text:p>
          <text:p text:style-name="P2">Requirement already satisfied: commonmark&lt;0.10.0,&gt;=0.9.0 in /usr/local/lib/python3.6/site-packages (from rich&gt;=9.5.1-&gt;molecule==3.4.0) (0.9.1)</text:p>
          <text:p text:style-name="P2">Requirement already satisfied: pyparsing!=3.0.5,&gt;=2.0.2 in /usr/local/lib/python3.6/site-packages (from packaging-&gt;molecule==3.4.0) (3.1.1)</text:p>
          <text:p text:style-name="P2">Requirement already satisfied: distro&gt;=1.3.0 in /usr/local/lib/python3.6/site-packages (from selinux-&gt;molecule==3.4.0) (1.8.0)</text:p>
          <text:p text:style-name="P2">Requirement already satisfied: chardet&gt;=3.0.2 in /usr/local/lib/python3.6/site-packages (from binaryornot&gt;=0.4.4-&gt;cookiecutter&gt;=1.7.3-&gt;molecule==3.4.0) (5.0.0)</text:p>
          <text:p text:style-name="P2">Requirement already satisfied: cffi&gt;=1.12 in /usr/local/lib64/python3.6/site-packages (from cryptography&gt;=2.5-&gt;paramiko&lt;3,&gt;=2.5.0-&gt;molecule==3.4.0) (1.15.1)</text:p>
          <text:p text:style-name="P2">Requirement already satisfied: zipp&gt;=0.5 in /usr/local/lib/python3.6/site-packages (from importlib-metadata-&gt;cerberus!=1.3.3,!=1.3.4,&gt;=1.3.1-&gt;molecule==3.4.0) (3.6.0)</text:p>
          <text:p text:style-name="P2">Requirement already satisfied: arrow in /usr/local/lib/python3.6/site-packages (from jinja2-time&gt;=0.2.0-&gt;cookiecutter&gt;=1.7.3-&gt;molecule==3.4.0) (1.2.3)</text:p>
          <text:p text:style-name="P2">Requirement already satisfied: text-unidecode&gt;=1.3 in /usr/local/lib/python3.6/site-packages (from python-slugify&gt;=4.0.0-&gt;cookiecutter&gt;=1.7.3-&gt;molecule==3.4.0) (1.3)</text:p>
          <text:p text:style-name="P2">Requirement already satisfied: certifi&gt;=2017.4.17 in /usr/local/lib/python3.6/site-packages (from requests&gt;=2.23.0-&gt;cookiecutter&gt;=1.7.3-&gt;molecule==3.4.0) (2023.7.22)</text:p>
          <text:p text:style-name="P2">Requirement already satisfied: urllib3&lt;1.27,&gt;=1.21.1 in /usr/local/lib/python3.6/site-packages (from requests&gt;=2.23.0-&gt;cookiecutter&gt;=1.7.3-&gt;molecule==3.4.0) (1.26.16)</text:p>
          <text:p text:style-name="P2"><text:soft-page-break/>Requirement already satisfied: charset-normalizer~=2.0.0 in /usr/local/lib/python3.6/site-packages (from requests&gt;=2.23.0-&gt;cookiecutter&gt;=1.7.3-&gt;molecule==3.4.0) (2.0.12)</text:p>
          <text:p text:style-name="P2">Requirement already satisfied: idna&lt;4,&gt;=2.5 in /usr/local/lib/python3.6/site-packages (from requests&gt;=2.23.0-&gt;cookiecutter&gt;=1.7.3-&gt;molecule==3.4.0) (3.4)</text:p>
          <text:p text:style-name="P2">Collecting ruamel.yaml.clib&gt;=0.2.7</text:p>
          <text:p text:style-name="P4"><text:s text:c="2"/><text:span text:style-name="T3">Downloading ruamel.yaml.clib-0.2.7-cp36-cp36m-manylinux_2_17_x86_64.manylinux2014_x86_64.manylinux_2_24_x86_64.whl (503 kB)</text:span></text:p>
          <text:p text:style-name="P2">Collecting bracex&gt;=2.1.1</text:p>
          <text:p text:style-name="P4"><text:s text:c="2"/><text:span text:style-name="T3">Downloading bracex-2.2.1-py3-none-any.whl (12 kB)</text:span></text:p>
          <text:p text:style-name="P2">Requirement already satisfied: pycparser in /usr/local/lib/python3.6/site-packages (from cffi&gt;=1.12-&gt;cryptography&gt;=2.5-&gt;paramiko&lt;3,&gt;=2.5.0-&gt;molecule==3.4.0) (2.21)</text:p>
          <text:p text:style-name="P2">Requirement already satisfied: python-dateutil&gt;=2.7.0 in /usr/local/lib/python3.6/site-packages (from arrow-&gt;jinja2-time&gt;=0.2.0-&gt;cookiecutter&gt;=1.7.3-&gt;molecule==3.4.0) (2.8.2)</text:p>
          <text:p text:style-name="P2">Installing collected packages: ruamel.yaml.clib, bracex, wcmatch, tenacity, ruamel.yaml, pluggy, ansible-lint, molecule</text:p>
          <text:p text:style-name="P2">Successfully installed ansible-lint-5.4.0 bracex-2.2.1 molecule-3.4.0 pluggy-0.13.1 ruamel.yaml-0.17.32 ruamel.yaml.clib-0.2.7 tenacity-8.2.2 wcmatch-8.3</text:p>
          <text:p text:style-name="P1">[Pipeline] sh</text:p>
          <text:p text:style-name="P2">+ pip install 'ansible-lint&lt;6.0.0'</text:p>
          <text:p text:style-name="P2">Defaulting to user installation because normal site-packages is not writeable</text:p>
          <text:p text:style-name="P2">Requirement already satisfied: ansible-lint&lt;6.0.0 in /home/jenkins/.local/lib/python3.6/site-packages (5.4.0)</text:p>
          <text:p text:style-name="P2">Requirement already satisfied: enrich&gt;=1.2.6 in /usr/local/lib/python3.6/site-packages (from ansible-lint&lt;6.0.0) (1.2.7)</text:p>
          <text:p text:style-name="P2">Requirement already satisfied: rich&gt;=9.5.1 in /usr/local/lib/python3.6/site-packages (from ansible-lint&lt;6.0.0) (12.6.0)</text:p>
          <text:p text:style-name="P2">Requirement already satisfied: ruamel.yaml&lt;1,&gt;=0.15.34 in /home/jenkins/.local/lib/python3.6/site-packages (from ansible-lint&lt;6.0.0) (0.17.32)</text:p>
          <text:p text:style-name="P2">Requirement already satisfied: wcmatch&gt;=7.0 in /home/jenkins/.local/lib/python3.6/site-packages (from ansible-lint&lt;6.0.0) (8.3)</text:p>
          <text:p text:style-name="P2"><text:soft-page-break/>Requirement already satisfied: packaging in /usr/local/lib/python3.6/site-packages (from ansible-lint&lt;6.0.0) (21.3)</text:p>
          <text:p text:style-name="P2">Requirement already satisfied: typing-extensions in /usr/local/lib/python3.6/site-packages (from ansible-lint&lt;6.0.0) (4.1.1)</text:p>
          <text:p text:style-name="P2">Requirement already satisfied: pyyaml in /usr/local/lib64/python3.6/site-packages (from ansible-lint&lt;6.0.0) (5.4.1)</text:p>
          <text:p text:style-name="P2">Requirement already satisfied: tenacity in /home/jenkins/.local/lib/python3.6/site-packages (from ansible-lint&lt;6.0.0) (8.2.2)</text:p>
          <text:p text:style-name="P2">Requirement already satisfied: pygments&lt;3.0.0,&gt;=2.6.0 in /usr/local/lib/python3.6/site-packages (from rich&gt;=9.5.1-&gt;ansible-lint&lt;6.0.0) (2.14.0)</text:p>
          <text:p text:style-name="P2">Requirement already satisfied: dataclasses&lt;0.9,&gt;=0.7 in /usr/local/lib/python3.6/site-packages (from rich&gt;=9.5.1-&gt;ansible-lint&lt;6.0.0) (0.8)</text:p>
          <text:p text:style-name="P2">Requirement already satisfied: commonmark&lt;0.10.0,&gt;=0.9.0 in /usr/local/lib/python3.6/site-packages (from rich&gt;=9.5.1-&gt;ansible-lint&lt;6.0.0) (0.9.1)</text:p>
          <text:p text:style-name="P2">Requirement already satisfied: ruamel.yaml.clib&gt;=0.2.7 in /home/jenkins/.local/lib/python3.6/site-packages (from ruamel.yaml&lt;1,&gt;=0.15.34-&gt;ansible-lint&lt;6.0.0) (0.2.7)</text:p>
          <text:p text:style-name="P2">Requirement already satisfied: bracex&gt;=2.1.1 in /home/jenkins/.local/lib/python3.6/site-packages (from wcmatch&gt;=7.0-&gt;ansible-lint&lt;6.0.0) (2.2.1)</text:p>
          <text:p text:style-name="P2">Requirement already satisfied: pyparsing!=3.0.5,&gt;=2.0.2 in /usr/local/lib/python3.6/site-packages (from packaging-&gt;ansible-lint&lt;6.0.0) (3.1.1)</text:p>
          <text:p text:style-name="P1">[Pipeline] sh</text:p>
          <text:p text:style-name="P2">+ pip install molecule_docker</text:p>
          <text:p text:style-name="P2">Defaulting to user installation because normal site-packages is not writeable</text:p>
          <text:p text:style-name="P2">Requirement already satisfied: molecule_docker in /usr/local/lib/python3.6/site-packages (1.1.0)</text:p>
          <text:p text:style-name="P2">Requirement already satisfied: selinux in /usr/local/lib/python3.6/site-packages (from molecule_docker) (0.2.1)</text:p>
          <text:p text:style-name="P2">Requirement already satisfied: ansible-compat&gt;=0.5.0 in /usr/local/lib/python3.6/site-packages (from molecule_docker) (1.0.0)</text:p>
          <text:p text:style-name="P2"><text:soft-page-break/>Requirement already satisfied: molecule&gt;=3.4.0 in /home/jenkins/.local/lib/python3.6/site-packages (from molecule_docker) (3.4.0)</text:p>
          <text:p text:style-name="P2">Requirement already satisfied: docker&gt;=4.3.1 in /usr/local/lib/python3.6/site-packages (from molecule_docker) (5.0.3)</text:p>
          <text:p text:style-name="P2">Requirement already satisfied: requests in /usr/local/lib/python3.6/site-packages (from molecule_docker) (2.27.1)</text:p>
          <text:p text:style-name="P2">Requirement already satisfied: subprocess-tee&gt;=0.3.5 in /usr/local/lib/python3.6/site-packages (from ansible-compat&gt;=0.5.0-&gt;molecule_docker) (0.3.5)</text:p>
          <text:p text:style-name="P2">Requirement already satisfied: cached-property~=1.5 in /usr/local/lib/python3.6/site-packages (from ansible-compat&gt;=0.5.0-&gt;molecule_docker) (1.5.2)</text:p>
          <text:p text:style-name="P2">Requirement already satisfied: PyYAML in /usr/local/lib64/python3.6/site-packages (from ansible-compat&gt;=0.5.0-&gt;molecule_docker) (5.4.1)</text:p>
          <text:p text:style-name="P2">Requirement already satisfied: websocket-client&gt;=0.32.0 in /usr/local/lib/python3.6/site-packages (from docker&gt;=4.3.1-&gt;molecule_docker) (1.3.1)</text:p>
          <text:p text:style-name="P2">Requirement already satisfied: setuptools&gt;=42 in /usr/local/lib/python3.6/site-packages (from molecule&gt;=3.4.0-&gt;molecule_docker) (59.6.0)</text:p>
          <text:p text:style-name="P2">Requirement already satisfied: cookiecutter&gt;=1.7.3 in /usr/local/lib/python3.6/site-packages (from molecule&gt;=3.4.0-&gt;molecule_docker) (1.7.3)</text:p>
          <text:p text:style-name="P2">Requirement already satisfied: click&lt;9,&gt;=8.0 in /usr/local/lib/python3.6/site-packages (from molecule&gt;=3.4.0-&gt;molecule_docker) (8.0.4)</text:p>
          <text:p text:style-name="P2">Requirement already satisfied: pluggy&lt;1.0,&gt;=0.7.1 in /home/jenkins/.local/lib/python3.6/site-packages (from molecule&gt;=3.4.0-&gt;molecule_docker) (0.13.1)</text:p>
          <text:p text:style-name="P2">Requirement already satisfied: click-help-colors&gt;=0.9 in /usr/local/lib/python3.6/site-packages (from molecule&gt;=3.4.0-&gt;molecule_docker) (0.9.1)</text:p>
          <text:p text:style-name="P2">Requirement already satisfied: ansible-lint&gt;=5.1.1 in /home/jenkins/.local/lib/python3.6/site-packages (from molecule&gt;=3.4.0-&gt;molecule_docker) (5.4.0)</text:p>
          <text:p text:style-name="P2">Requirement already satisfied: Jinja2&gt;=2.11.3 in /usr/local/lib/python3.6/site-packages (from molecule&gt;=3.4.0-&gt;molecule_docker) (3.0.3)</text:p>
          <text:p text:style-name="P2"><text:soft-page-break/>Requirement already satisfied: enrich&gt;=1.2.5 in /usr/local/lib/python3.6/site-packages (from molecule&gt;=3.4.0-&gt;molecule_docker) (1.2.7)</text:p>
          <text:p text:style-name="P2">Requirement already satisfied: rich&gt;=9.5.1 in /usr/local/lib/python3.6/site-packages (from molecule&gt;=3.4.0-&gt;molecule_docker) (12.6.0)</text:p>
          <text:p text:style-name="P2">Requirement already satisfied: dataclasses in /usr/local/lib/python3.6/site-packages (from molecule&gt;=3.4.0-&gt;molecule_docker) (0.8)</text:p>
          <text:p text:style-name="P2">Requirement already satisfied: cerberus!=1.3.3,!=1.3.4,&gt;=1.3.1 in /usr/local/lib/python3.6/site-packages (from molecule&gt;=3.4.0-&gt;molecule_docker) (1.3.5)</text:p>
          <text:p text:style-name="P2">Requirement already satisfied: paramiko&lt;3,&gt;=2.5.0 in /usr/local/lib/python3.6/site-packages (from molecule&gt;=3.4.0-&gt;molecule_docker) (2.12.0)</text:p>
          <text:p text:style-name="P2">Requirement already satisfied: packaging in /usr/local/lib/python3.6/site-packages (from molecule&gt;=3.4.0-&gt;molecule_docker) (21.3)</text:p>
          <text:p text:style-name="P2">Requirement already satisfied: charset-normalizer~=2.0.0 in /usr/local/lib/python3.6/site-packages (from requests-&gt;molecule_docker) (2.0.12)</text:p>
          <text:p text:style-name="P2">Requirement already satisfied: idna&lt;4,&gt;=2.5 in /usr/local/lib/python3.6/site-packages (from requests-&gt;molecule_docker) (3.4)</text:p>
          <text:p text:style-name="P2">Requirement already satisfied: urllib3&lt;1.27,&gt;=1.21.1 in /usr/local/lib/python3.6/site-packages (from requests-&gt;molecule_docker) (1.26.16)</text:p>
          <text:p text:style-name="P2">Requirement already satisfied: certifi&gt;=2017.4.17 in /usr/local/lib/python3.6/site-packages (from requests-&gt;molecule_docker) (2023.7.22)</text:p>
          <text:p text:style-name="P2">Requirement already satisfied: distro&gt;=1.3.0 in /usr/local/lib/python3.6/site-packages (from selinux-&gt;molecule_docker) (1.8.0)</text:p>
          <text:p text:style-name="P2">Requirement already satisfied: typing-extensions in /usr/local/lib/python3.6/site-packages (from ansible-lint&gt;=5.1.1-&gt;molecule&gt;=3.4.0-&gt;molecule_docker) (4.1.1)</text:p>
          <text:p text:style-name="P2">Requirement already satisfied: ruamel.yaml&lt;1,&gt;=0.15.34 in /home/jenkins/.local/lib/python3.6/site-packages (from ansible-lint&gt;=5.1.1-&gt;molecule&gt;=3.4.0-&gt;molecule_docker) (0.17.32)</text:p>
          <text:p text:style-name="P2">Requirement already satisfied: wcmatch&gt;=7.0 in /home/jenkins/.local/lib/python3.6/site-packages (from ansible-lint&gt;=5.1.1-&gt;molecule&gt;=3.4.0-&gt;molecule_docker) (8.3)</text:p>
          <text:p text:style-name="P2"><text:soft-page-break/>Requirement already satisfied: tenacity in /home/jenkins/.local/lib/python3.6/site-packages (from ansible-lint&gt;=5.1.1-&gt;molecule&gt;=3.4.0-&gt;molecule_docker) (8.2.2)</text:p>
          <text:p text:style-name="P2">Requirement already satisfied: importlib-metadata in /usr/local/lib/python3.6/site-packages (from cerberus!=1.3.3,!=1.3.4,&gt;=1.3.1-&gt;molecule&gt;=3.4.0-&gt;molecule_docker) (4.8.3)</text:p>
          <text:p text:style-name="P2">Requirement already satisfied: poyo&gt;=0.5.0 in /usr/local/lib/python3.6/site-packages (from cookiecutter&gt;=1.7.3-&gt;molecule&gt;=3.4.0-&gt;molecule_docker) (0.5.0)</text:p>
          <text:p text:style-name="P2">Requirement already satisfied: six&gt;=1.10 in /usr/local/lib/python3.6/site-packages (from cookiecutter&gt;=1.7.3-&gt;molecule&gt;=3.4.0-&gt;molecule_docker) (1.16.0)</text:p>
          <text:p text:style-name="P2">Requirement already satisfied: binaryornot&gt;=0.4.4 in /usr/local/lib/python3.6/site-packages (from cookiecutter&gt;=1.7.3-&gt;molecule&gt;=3.4.0-&gt;molecule_docker) (0.4.4)</text:p>
          <text:p text:style-name="P2">Requirement already satisfied: jinja2-time&gt;=0.2.0 in /usr/local/lib/python3.6/site-packages (from cookiecutter&gt;=1.7.3-&gt;molecule&gt;=3.4.0-&gt;molecule_docker) (0.2.0)</text:p>
          <text:p text:style-name="P2">Requirement already satisfied: python-slugify&gt;=4.0.0 in /usr/local/lib/python3.6/site-packages (from cookiecutter&gt;=1.7.3-&gt;molecule&gt;=3.4.0-&gt;molecule_docker) (6.1.2)</text:p>
          <text:p text:style-name="P2">Requirement already satisfied: MarkupSafe&gt;=2.0 in /usr/local/lib64/python3.6/site-packages (from Jinja2&gt;=2.11.3-&gt;molecule&gt;=3.4.0-&gt;molecule_docker) (2.0.1)</text:p>
          <text:p text:style-name="P2">Requirement already satisfied: bcrypt&gt;=3.1.3 in /usr/local/lib64/python3.6/site-packages (from paramiko&lt;3,&gt;=2.5.0-&gt;molecule&gt;=3.4.0-&gt;molecule_docker) (4.0.1)</text:p>
          <text:p text:style-name="P2">Requirement already satisfied: pynacl&gt;=1.0.1 in /usr/local/lib64/python3.6/site-packages (from paramiko&lt;3,&gt;=2.5.0-&gt;molecule&gt;=3.4.0-&gt;molecule_docker) (1.5.0)</text:p>
          <text:p text:style-name="P2">Requirement already satisfied: cryptography&gt;=2.5 in /usr/local/lib64/python3.6/site-packages (from paramiko&lt;3,&gt;=2.5.0-&gt;molecule&gt;=3.4.0-&gt;molecule_docker) (40.0.2)</text:p>
          <text:p text:style-name="P2">Requirement already satisfied: commonmark&lt;0.10.0,&gt;=0.9.0 in /usr/local/lib/python3.6/site-packages (from rich&gt;=9.5.1-&gt;molecule&gt;=3.4.0-&gt;molecule_docker) (0.9.1)</text:p>
          <text:p text:style-name="P2"><text:soft-page-break/>Requirement already satisfied: pygments&lt;3.0.0,&gt;=2.6.0 in /usr/local/lib/python3.6/site-packages (from rich&gt;=9.5.1-&gt;molecule&gt;=3.4.0-&gt;molecule_docker) (2.14.0)</text:p>
          <text:p text:style-name="P2">Requirement already satisfied: pyparsing!=3.0.5,&gt;=2.0.2 in /usr/local/lib/python3.6/site-packages (from packaging-&gt;molecule&gt;=3.4.0-&gt;molecule_docker) (3.1.1)</text:p>
          <text:p text:style-name="P2">Requirement already satisfied: chardet&gt;=3.0.2 in /usr/local/lib/python3.6/site-packages (from binaryornot&gt;=0.4.4-&gt;cookiecutter&gt;=1.7.3-&gt;molecule&gt;=3.4.0-&gt;molecule_docker) (5.0.0)</text:p>
          <text:p text:style-name="P2">Requirement already satisfied: cffi&gt;=1.12 in /usr/local/lib64/python3.6/site-packages (from cryptography&gt;=2.5-&gt;paramiko&lt;3,&gt;=2.5.0-&gt;molecule&gt;=3.4.0-&gt;molecule_docker) (1.15.1)</text:p>
          <text:p text:style-name="P2">Requirement already satisfied: zipp&gt;=0.5 in /usr/local/lib/python3.6/site-packages (from importlib-metadata-&gt;cerberus!=1.3.3,!=1.3.4,&gt;=1.3.1-&gt;molecule&gt;=3.4.0-&gt;molecule_docker) (3.6.0)</text:p>
          <text:p text:style-name="P2">Requirement already satisfied: arrow in /usr/local/lib/python3.6/site-packages (from jinja2-time&gt;=0.2.0-&gt;cookiecutter&gt;=1.7.3-&gt;molecule&gt;=3.4.0-&gt;molecule_docker) (1.2.3)</text:p>
          <text:p text:style-name="P2">Requirement already satisfied: text-unidecode&gt;=1.3 in /usr/local/lib/python3.6/site-packages (from python-slugify&gt;=4.0.0-&gt;cookiecutter&gt;=1.7.3-&gt;molecule&gt;=3.4.0-&gt;molecule_docker) (1.3)</text:p>
          <text:p text:style-name="P2">Requirement already satisfied: ruamel.yaml.clib&gt;=0.2.7 in /home/jenkins/.local/lib/python3.6/site-packages (from ruamel.yaml&lt;1,&gt;=0.15.34-&gt;ansible-lint&gt;=5.1.1-&gt;molecule&gt;=3.4.0-&gt;molecule_docker) (0.2.7)</text:p>
          <text:p text:style-name="P2">Requirement already satisfied: bracex&gt;=2.1.1 in /home/jenkins/.local/lib/python3.6/site-packages (from wcmatch&gt;=7.0-&gt;ansible-lint&gt;=5.1.1-&gt;molecule&gt;=3.4.0-&gt;molecule_docker) (2.2.1)</text:p>
          <text:p text:style-name="P2">Requirement already satisfied: pycparser in /usr/local/lib/python3.6/site-packages (from cffi&gt;=1.12-&gt;cryptography&gt;=2.5-&gt;paramiko&lt;3,&gt;=2.5.0-&gt;molecule&gt;=3.4.0-&gt;molecule_docker) (2.21)</text:p>
          <text:p text:style-name="P2">Requirement already satisfied: python-dateutil&gt;=2.7.0 in /usr/local/lib/python3.6/site-packages (from arrow-&gt;jinja2-time&gt;=0.2.0-&gt;cookiecutter&gt;=1.7.3-&gt;molecule&gt;=3.4.0-&gt;molecule_docker) (2.8.2)</text:p>
          <text:p text:style-name="P1">[Pipeline] }</text:p>
          <text:p text:style-name="P1">[Pipeline] // stage</text:p>
          <text:p text:style-name="P1"><text:soft-page-break/>[Pipeline] stage</text:p>
          <text:p text:style-name="P1">[Pipeline] { (Molecule test)</text:p>
          <text:p text:style-name="P1">[Pipeline] sh</text:p>
          <text:p text:style-name="P2">+ molecule test -s centos7</text:p>
          <text:p text:style-name="P2">/usr/local/lib/python3.6/site-packages/requests/__init__.py:104: RequestsDependencyWarning: urllib3 (1.26.16) or chardet (5.0.0)/charset_normalizer (2.0.12) doesn't match a supported version!</text:p>
          <text:p text:style-name="P4"><text:s text:c="2"/><text:span text:style-name="T3">RequestsDependencyWarning)</text:span></text:p>
          <text:p text:style-name="P2">INFO <text:s text:c="4"/>centos7 scenario test matrix: dependency, lint, cleanup, destroy, syntax, create, prepare, converge, idempotence, side_effect, verify, cleanup, destroy</text:p>
          <text:p text:style-name="P2">INFO <text:s text:c="4"/>Performing prerun...</text:p>
          <text:p text:style-name="P2">INFO <text:s text:c="4"/>Guessed /opt/jenkins_agent/workspace/Pipeline vector-role as project root directory</text:p>
          <text:p text:style-name="P2">INFO <text:s text:c="4"/>Running ansible-galaxy role install --force --roles-path /home/jenkins/.cache/ansible-lint/efb085/roles -vr molecule/centos7/requirements.yml</text:p>
          <text:p text:style-name="P2">WARNING <text:s/>Computed fully qualified role name of Pipeline vector-role does not follow current galaxy requirements.</text:p>
          <text:p text:style-name="P2">Please edit meta/main.yml and assure we can correctly determine full role name:</text:p>
          <text:p text:style-name="P5"/>
          <text:p text:style-name="P2">galaxy_info:</text:p>
          <text:p text:style-name="P2">role_name: my_name <text:s/># if absent directory name hosting role is used instead</text:p>
          <text:p text:style-name="P2">namespace: my_galaxy_namespace <text:s/># if absent, author is used instead</text:p>
          <text:p text:style-name="P5"/>
          <text:p text:style-name="P5"><text:span text:style-name="T4">Namespace: </text:span><text:a xlink:type="simple" xlink:href="https://galaxy.ansible.com/docs/contributing/namespaces.html#galaxy-namespace-limitations" text:style-name="Internet_20_link" text:visited-style-name="Visited_20_Internet_20_Link"><text:span text:style-name="T5">https://galaxy.ansible.com/docs/contributing/namespaces.html#galaxy-namespace-limitations</text:span></text:a></text:p>
          <text:p text:style-name="P5"><text:span text:style-name="T4">Role: </text:span><text:a xlink:type="simple" xlink:href="https://galaxy.ansible.com/docs/contributing/creating_role.html#role-names" text:style-name="Internet_20_link" text:visited-style-name="Visited_20_Internet_20_Link"><text:span text:style-name="T5">https://galaxy.ansible.com/docs/contributing/creating_role.html#role-names</text:span></text:a></text:p>
          <text:p text:style-name="P5"/>
          <text:p text:style-name="P2">As an alternative, you can add 'role-name' to either skip_list or warn_list.</text:p>
          <text:p text:style-name="P5"/>
          <text:p text:style-name="P2">INFO <text:s text:c="4"/>Using /home/jenkins/.cache/ansible-lint/efb085/roles/Pipeline vector-role symlink to current repository in order to enable Ansible to find the role using its expected full name.</text:p>
          <text:p text:style-name="P2"><text:soft-page-break/>INFO <text:s text:c="4"/>Added ANSIBLE_ROLES_PATH=~/.ansible/roles:/usr/share/ansible/roles:/etc/ansible/roles:/home/jenkins/.cache/ansible-lint/efb085/roles</text:p>
          <text:p text:style-name="P2">INFO <text:s text:c="4"/>Running centos7 &gt; dependency</text:p>
          <text:p text:style-name="P2">[DEPRECATION WARNING]: Ansible will require Python 3.8 or newer on the </text:p>
          <text:p text:style-name="P2">controller starting with Ansible 2.12. Current version: 3.6.8 (default, Jun 26 </text:p>
          <text:p text:style-name="P2">2023, 20:26:30) [GCC 8.5.0 20210514 (Red Hat 8.5.0-20)]. This feature will be </text:p>
          <text:p text:style-name="P2">removed from ansible-core in version 2.12. Deprecation warnings can be disabled</text:p>
          <text:p text:style-name="P4"><text:s/><text:span text:style-name="T3">by setting deprecation_warnings=False in ansible.cfg.</text:span></text:p>
          <text:p text:style-name="P2"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4"><text:s text:c="2"/><text:span text:style-name="T3">from cryptography.exceptions import InvalidSignature</text:span></text:p>
          <text:p text:style-name="P2">INFO <text:s text:c="4"/>Running ansible-galaxy collection install --force -v community.docker:&gt;=1.9.1</text:p>
          <text:p text:style-name="P2">[DEPRECATION WARNING]: Ansible will require Python 3.8 or newer on the </text:p>
          <text:p text:style-name="P2">controller starting with Ansible 2.12. Current version: 3.6.8 (default, Jun 26 </text:p>
          <text:p text:style-name="P2">2023, 20:26:30) [GCC 8.5.0 20210514 (Red Hat 8.5.0-20)]. This feature will be </text:p>
          <text:p text:style-name="P2">removed from ansible-core in version 2.12. Deprecation warnings can be disabled</text:p>
          <text:p text:style-name="P4"><text:s/><text:span text:style-name="T3">by setting deprecation_warnings=False in ansible.cfg.</text:span></text:p>
          <text:p text:style-name="P2"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4"><text:s text:c="2"/><text:span text:style-name="T3">from cryptography.exceptions import InvalidSignature</text:span></text:p>
          <text:p text:style-name="P2">WARNING <text:s/>Skipping, missing the requirements file.</text:p>
          <text:p text:style-name="P2">[DEPRECATION WARNING]: Ansible will require Python 3.8 or newer on the </text:p>
          <text:p text:style-name="P2">controller starting with Ansible 2.12. Current version: 3.6.8 (default, Jun 26 </text:p>
          <text:p text:style-name="P2">2023, 20:26:30) [GCC 8.5.0 20210514 (Red Hat 8.5.0-20)]. This feature will be </text:p>
          <text:p text:style-name="P2">removed from ansible-core in version 2.12. Deprecation warnings can be disabled</text:p>
          <text:p text:style-name="P4"><text:s/><text:span text:style-name="T3">by setting deprecation_warnings=False in ansible.cfg.</text:span></text:p>
          <text:p text:style-name="P2"><text:soft-page-break/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4"><text:s text:c="2"/><text:span text:style-name="T3">from cryptography.exceptions import InvalidSignature</text:span></text:p>
          <text:p text:style-name="P2">WARNING <text:s/>Skipping, missing the requirements file.</text:p>
          <text:p text:style-name="P2">INFO <text:s text:c="4"/>Running centos7 &gt; lint</text:p>
          <text:p text:style-name="P2">INFO <text:s text:c="4"/>Lint is disabled.</text:p>
          <text:p text:style-name="P2">INFO <text:s text:c="4"/>Running centos7 &gt; cleanup</text:p>
          <text:p text:style-name="P2">WARNING <text:s/>Skipping, cleanup playbook not configured.</text:p>
          <text:p text:style-name="P2">INFO <text:s text:c="4"/>Running centos7 &gt; destroy</text:p>
          <text:p text:style-name="P2">INFO <text:s text:c="4"/>Sanity checks: 'docker'</text:p>
          <text:p text:style-name="P2">/usr/local/lib/python3.6/site-packages/paramiko/transport.py:33: CryptographyDeprecationWarning: Python 3.6 is no longer supported by the Python core team. Therefore, support for it is deprecated in cryptography. The next release of cryptography will remove support for Python 3.6.</text:p>
          <text:p text:style-name="P4"><text:s text:c="2"/><text:span text:style-name="T3">from cryptography.hazmat.backends import default_backend</text:span></text:p>
          <text:p text:style-name="P2">[DEPRECATION WARNING]: Ansible will require Python 3.8 or newer on the</text:p>
          <text:p text:style-name="P2">controller starting with Ansible 2.12. Current version: 3.6.8 (default, Jun 26</text:p>
          <text:p text:style-name="P2">2023, 20:26:30) [GCC 8.5.0 20210514 (Red Hat 8.5.0-20)]. This feature will be</text:p>
          <text:p text:style-name="P2">removed from ansible-core in version 2.12. Deprecation warnings can be disabled</text:p>
          <text:p text:style-name="P4"><text:s/><text:span text:style-name="T3">by setting deprecation_warnings=False in ansible.cfg.</text:span></text:p>
          <text:p text:style-name="P5"/>
          <text:p text:style-name="P2">PLAY [Destroy] *****************************************************************</text:p>
          <text:p text:style-name="P5"/>
          <text:p text:style-name="P2">TASK [Destroy molecule instance(s)] ********************************************</text:p>
          <text:p text:style-name="P2"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4"><text:s text:c="2"/><text:span text:style-name="T3">from cryptography.exceptions import InvalidSignature</text:span></text:p>
          <text:p text:style-name="P2">changed: [localhost] =&gt; (item=instance)</text:p>
          <text:p text:style-name="P5"/>
          <text:p text:style-name="P2">TASK [Wait for instance(s) deletion to complete] *******************************</text:p>
          <text:p text:style-name="P2">FAILED - RETRYING: Wait for instance(s) deletion to complete (300 retries left).</text:p>
          <text:p text:style-name="P2"><text:soft-page-break/>ok: [localhost] =&gt; (item=instance)</text:p>
          <text:p text:style-name="P5"/>
          <text:p text:style-name="P2">TASK [Delete docker networks(s)] ***********************************************</text:p>
          <text:p text:style-name="P5"/>
          <text:p text:style-name="P2">PLAY RECAP *********************************************************************</text:p>
          <text:p text:style-name="P2">localhost <text:s text:c="17"/>: ok=2 <text:s text:c="3"/>changed=1 <text:s text:c="3"/>unreachable=0 <text:s text:c="3"/>failed=0 <text:s text:c="3"/>skipped=1 <text:s text:c="3"/>rescued=0 <text:s text:c="3"/>ignored=0</text:p>
          <text:p text:style-name="P5"/>
          <text:p text:style-name="P2">INFO <text:s text:c="4"/>Running centos7 &gt; syntax</text:p>
          <text:p text:style-name="P2">[DEPRECATION WARNING]: Ansible will require Python 3.8 or newer on the</text:p>
          <text:p text:style-name="P2">controller starting with Ansible 2.12. Current version: 3.6.8 (default, Jun 26</text:p>
          <text:p text:style-name="P2">2023, 20:26:30) [GCC 8.5.0 20210514 (Red Hat 8.5.0-20)]. This feature will be</text:p>
          <text:p text:style-name="P2">removed from ansible-core in version 2.12. Deprecation warnings can be disabled</text:p>
          <text:p text:style-name="P4"><text:s/><text:span text:style-name="T3">by setting deprecation_warnings=False in ansible.cfg.</text:span></text:p>
          <text:p text:style-name="P5"/>
          <text:p text:style-name="P2">playbook: /opt/jenkins_agent/workspace/Pipeline vector-role/molecule/centos7/converge.yml</text:p>
          <text:p text:style-name="P2"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4"><text:s text:c="2"/><text:span text:style-name="T3">from cryptography.exceptions import InvalidSignature</text:span></text:p>
          <text:p text:style-name="P2">INFO <text:s text:c="4"/>Running centos7 &gt; create</text:p>
          <text:p text:style-name="P2">[DEPRECATION WARNING]: Ansible will require Python 3.8 or newer on the</text:p>
          <text:p text:style-name="P2">controller starting with Ansible 2.12. Current version: 3.6.8 (default, Jun 26</text:p>
          <text:p text:style-name="P2">2023, 20:26:30) [GCC 8.5.0 20210514 (Red Hat 8.5.0-20)]. This feature will be</text:p>
          <text:p text:style-name="P2">removed from ansible-core in version 2.12. Deprecation warnings can be disabled</text:p>
          <text:p text:style-name="P4"><text:s/><text:span text:style-name="T3">by setting deprecation_warnings=False in ansible.cfg.</text:span></text:p>
          <text:p text:style-name="P5"/>
          <text:p text:style-name="P2">PLAY [Create] ******************************************************************</text:p>
          <text:p text:style-name="P5"/>
          <text:p text:style-name="P2">TASK [Log into a Docker registry] **********************************************</text:p>
          <text:p text:style-name="P2">/usr/local/lib/python3.6/site-packages/ansible/parsing/vault/__init__.py:44: CryptographyDeprecationWarning: Python 3.6 is no longer supported by the <text:soft-page-break/>Python core team. Therefore, support for it is deprecated in cryptography. The next release of cryptography will remove support for Python 3.6.</text:p>
          <text:p text:style-name="P4"><text:s text:c="2"/><text:span text:style-name="T3">from cryptography.exceptions import InvalidSignature</text:span></text:p>
          <text:p text:style-name="P2">skipping: [localhost] =&gt; (item=None)</text:p>
          <text:p text:style-name="P2">skipping: [localhost]</text:p>
          <text:p text:style-name="P5"/>
          <text:p text:style-name="P2">TASK [Check presence of custom Dockerfiles] ************************************</text:p>
          <text:p text:style-name="P2">ok: [localhost] =&gt; (item={'image': 'docker.io/pycontribs/centos:7', 'name': 'instance', 'pre_build_image': True})</text:p>
          <text:p text:style-name="P5"/>
          <text:p text:style-name="P2">TASK [Create Dockerfiles from image names] *************************************</text:p>
          <text:p text:style-name="P2">skipping: [localhost] =&gt; (item={'image': 'docker.io/pycontribs/centos:7', 'name': 'instance', 'pre_build_image': True})</text:p>
          <text:p text:style-name="P5"/>
          <text:p text:style-name="P2">TASK [Discover local Docker images] ********************************************</text:p>
          <text:p text:style-name="P2">ok: [localhost] =&gt; (item={'changed': False, 'skipped': True, 'skip_reason': 'Conditional result was False', 'item': {'image': 'docker.io/pycontribs/centos:7', 'name': 'instance', 'pre_build_image': True}, 'ansible_loop_var': 'item', 'i': 0, 'ansible_index_var': 'i'})</text:p>
          <text:p text:style-name="P5"/>
          <text:p text:style-name="P2">TASK [Build an Ansible compatible image (new)] *********************************</text:p>
          <text:p text:style-name="P2">skipping: [localhost] =&gt; (item=molecule_local/docker.io/pycontribs/centos:7)</text:p>
          <text:p text:style-name="P5"/>
          <text:p text:style-name="P2">TASK [Create docker network(s)] ************************************************</text:p>
          <text:p text:style-name="P5"/>
          <text:p text:style-name="P2">TASK [Determine the CMD directives] ********************************************</text:p>
          <text:p text:style-name="P2">ok: [localhost] =&gt; (item={'image': 'docker.io/pycontribs/centos:7', 'name': 'instance', 'pre_build_image': True})</text:p>
          <text:p text:style-name="P5"/>
          <text:p text:style-name="P2">TASK [Create molecule instance(s)] *********************************************</text:p>
          <text:p text:style-name="P2">changed: [localhost] =&gt; (item=instance)</text:p>
          <text:p text:style-name="P5"/>
          <text:p text:style-name="P2">TASK [Wait for instance(s) creation to complete] *******************************</text:p>
          <text:p text:style-name="P2">FAILED - RETRYING: Wait for instance(s) creation to complete (300 retries left).</text:p>
          <text:p text:style-name="P2">changed: [localhost] =&gt; (item={'started': 1, 'finished': 0, 'ansible_job_id': '167369630415.34302', 'results_file': <text:soft-page-break/>'/home/jenkins/.ansible_async/167369630415.34302', 'changed': True, 'failed': False, 'item': {'image': 'docker.io/pycontribs/centos:7', 'name': 'instance', 'pre_build_image': True}, 'ansible_loop_var': 'item'})</text:p>
          <text:p text:style-name="P5"/>
          <text:p text:style-name="P2">PLAY RECAP *********************************************************************</text:p>
          <text:p text:style-name="P2">localhost <text:s text:c="17"/>: ok=5 <text:s text:c="3"/>changed=2 <text:s text:c="3"/>unreachable=0 <text:s text:c="3"/>failed=0 <text:s text:c="3"/>skipped=4 <text:s text:c="3"/>rescued=0 <text:s text:c="3"/>ignored=0</text:p>
          <text:p text:style-name="P5"/>
          <text:p text:style-name="P2">INFO <text:s text:c="4"/>Running centos7 &gt; prepare</text:p>
          <text:p text:style-name="P2">WARNING <text:s/>Skipping, prepare playbook not configured.</text:p>
          <text:p text:style-name="P2">INFO <text:s text:c="4"/>Running centos7 &gt; converge</text:p>
          <text:p text:style-name="P2">[DEPRECATION WARNING]: Ansible will require Python 3.8 or newer on the</text:p>
          <text:p text:style-name="P2">controller starting with Ansible 2.12. Current version: 3.6.8 (default, Jun 26</text:p>
          <text:p text:style-name="P2">2023, 20:26:30) [GCC 8.5.0 20210514 (Red Hat 8.5.0-20)]. This feature will be</text:p>
          <text:p text:style-name="P2">removed from ansible-core in version 2.12. Deprecation warnings can be disabled</text:p>
          <text:p text:style-name="P4"><text:s/><text:span text:style-name="T3">by setting deprecation_warnings=False in ansible.cfg.</text:span></text:p>
          <text:p text:style-name="P5"/>
          <text:p text:style-name="P2">PLAY [Converge] ****************************************************************</text:p>
          <text:p text:style-name="P5"/>
          <text:p text:style-name="P2">TASK [Gathering Facts] *********************************************************</text:p>
          <text:p text:style-name="P2"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4"><text:s text:c="2"/><text:span text:style-name="T3">from cryptography.exceptions import InvalidSignature</text:span></text:p>
          <text:p text:style-name="P2">ok: [instance]</text:p>
          <text:p text:style-name="P5"/>
          <text:p text:style-name="P2">TASK [Include vector-role] *****************************************************</text:p>
          <text:p text:style-name="P5"/>
          <text:p text:style-name="P2">TASK [vector-role : Install vector] ********************************************</text:p>
          <text:p text:style-name="P2">included: /opt/jenkins_agent/workspace/vector-role/tasks/install_vector_docker.yml for instance</text:p>
          <text:p text:style-name="P5"/>
          <text:p text:style-name="P2">TASK [vector-role : VECTOR | Install rpm] **************************************</text:p>
          <text:p text:style-name="P2"><text:soft-page-break/>changed: [instance]</text:p>
          <text:p text:style-name="P5"/>
          <text:p text:style-name="P2">TASK [vector-role : VECTOR | Template config] **********************************</text:p>
          <text:p text:style-name="P2">changed: [instance]</text:p>
          <text:p text:style-name="P5"/>
          <text:p text:style-name="P2">TASK [vector-role : Put docker package on hold] ********************************</text:p>
          <text:p text:style-name="P2">ok: [instance]</text:p>
          <text:p text:style-name="P5"/>
          <text:p text:style-name="P2">TASK [vector-role : Install vector] ********************************************</text:p>
          <text:p text:style-name="P2">skipping: [instance]</text:p>
          <text:p text:style-name="P5"/>
          <text:p text:style-name="P2">PLAY RECAP *********************************************************************</text:p>
          <text:p text:style-name="P2">instance <text:s text:c="18"/>: ok=5 <text:s text:c="3"/>changed=2 <text:s text:c="3"/>unreachable=0 <text:s text:c="3"/>failed=0 <text:s text:c="3"/>skipped=1 <text:s text:c="3"/>rescued=0 <text:s text:c="3"/>ignored=0</text:p>
          <text:p text:style-name="P5"/>
          <text:p text:style-name="P2">INFO <text:s text:c="4"/>Running centos7 &gt; idempotence</text:p>
          <text:p text:style-name="P2">[DEPRECATION WARNING]: Ansible will require Python 3.8 or newer on the</text:p>
          <text:p text:style-name="P2">controller starting with Ansible 2.12. Current version: 3.6.8 (default, Jun 26</text:p>
          <text:p text:style-name="P2">2023, 20:26:30) [GCC 8.5.0 20210514 (Red Hat 8.5.0-20)]. This feature will be</text:p>
          <text:p text:style-name="P2">removed from ansible-core in version 2.12. Deprecation warnings can be disabled</text:p>
          <text:p text:style-name="P4"><text:s/><text:span text:style-name="T3">by setting deprecation_warnings=False in ansible.cfg.</text:span></text:p>
          <text:p text:style-name="P5"/>
          <text:p text:style-name="P2">PLAY [Converge] ****************************************************************</text:p>
          <text:p text:style-name="P5"/>
          <text:p text:style-name="P2">TASK [Gathering Facts] *********************************************************</text:p>
          <text:p text:style-name="P2"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4"><text:s text:c="2"/><text:span text:style-name="T3">from cryptography.exceptions import InvalidSignature</text:span></text:p>
          <text:p text:style-name="P2">ok: [instance]</text:p>
          <text:p text:style-name="P5"/>
          <text:p text:style-name="P2">TASK [Include vector-role] *****************************************************</text:p>
          <text:p text:style-name="P5"/>
          <text:p text:style-name="P2">TASK [vector-role : Install vector] ********************************************</text:p>
          <text:p text:style-name="P2"><text:soft-page-break/>included: /opt/jenkins_agent/workspace/vector-role/tasks/install_vector_docker.yml for instance</text:p>
          <text:p text:style-name="P5"/>
          <text:p text:style-name="P2">TASK [vector-role : VECTOR | Install rpm] **************************************</text:p>
          <text:p text:style-name="P2">ok: [instance]</text:p>
          <text:p text:style-name="P5"/>
          <text:p text:style-name="P2">TASK [vector-role : VECTOR | Template config] **********************************</text:p>
          <text:p text:style-name="P2">ok: [instance]</text:p>
          <text:p text:style-name="P5"/>
          <text:p text:style-name="P2">TASK [vector-role : Put docker package on hold] ********************************</text:p>
          <text:p text:style-name="P2">ok: [instance]</text:p>
          <text:p text:style-name="P5"/>
          <text:p text:style-name="P2">TASK [vector-role : Install vector] ********************************************</text:p>
          <text:p text:style-name="P2">skipping: [instance]</text:p>
          <text:p text:style-name="P5"/>
          <text:p text:style-name="P2">PLAY RECAP *********************************************************************</text:p>
          <text:p text:style-name="P2">instance <text:s text:c="18"/>: ok=5 <text:s text:c="3"/>changed=0 <text:s text:c="3"/>unreachable=0 <text:s text:c="3"/>failed=0 <text:s text:c="3"/>skipped=1 <text:s text:c="3"/>rescued=0 <text:s text:c="3"/>ignored=0</text:p>
          <text:p text:style-name="P5"/>
          <text:p text:style-name="P2">INFO <text:s text:c="4"/>Idempotence completed successfully.</text:p>
          <text:p text:style-name="P2">INFO <text:s text:c="4"/>Running centos7 &gt; side_effect</text:p>
          <text:p text:style-name="P2">WARNING <text:s/>Skipping, side effect playbook not configured.</text:p>
          <text:p text:style-name="P2">INFO <text:s text:c="4"/>Running centos7 &gt; verify</text:p>
          <text:p text:style-name="P2">INFO <text:s text:c="4"/>Running Ansible Verifier</text:p>
          <text:p text:style-name="P2">[DEPRECATION WARNING]: Ansible will require Python 3.8 or newer on the</text:p>
          <text:p text:style-name="P2">controller starting with Ansible 2.12. Current version: 3.6.8 (default, Jun 26</text:p>
          <text:p text:style-name="P2">2023, 20:26:30) [GCC 8.5.0 20210514 (Red Hat 8.5.0-20)]. This feature will be</text:p>
          <text:p text:style-name="P2">removed from ansible-core in version 2.12. Deprecation warnings can be disabled</text:p>
          <text:p text:style-name="P4"><text:s/><text:span text:style-name="T3">by setting deprecation_warnings=False in ansible.cfg.</text:span></text:p>
          <text:p text:style-name="P5"/>
          <text:p text:style-name="P2">PLAY [Verify] ******************************************************************</text:p>
          <text:p text:style-name="P5"/>
          <text:p text:style-name="P2">TASK [Example assertion] *******************************************************</text:p>
          <text:p text:style-name="P2"><text:soft-page-break/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4"><text:s text:c="2"/><text:span text:style-name="T3">from cryptography.exceptions import InvalidSignature</text:span></text:p>
          <text:p text:style-name="P2">ok: [instance] =&gt; {</text:p>
          <text:p text:style-name="P4"><text:s text:c="4"/><text:span text:style-name="T3">"changed": false,</text:span></text:p>
          <text:p text:style-name="P4"><text:s text:c="4"/><text:span text:style-name="T3">"msg": "All assertions passed"</text:span></text:p>
          <text:p text:style-name="P2">}</text:p>
          <text:p text:style-name="P5"/>
          <text:p text:style-name="P2">TASK [Check Vector configs] ****************************************************</text:p>
          <text:p text:style-name="P2">changed: [instance]</text:p>
          <text:p text:style-name="P5"/>
          <text:p text:style-name="P2">TASK [Check Vector status] *****************************************************</text:p>
          <text:p text:style-name="P2">changed: [instance]</text:p>
          <text:p text:style-name="P5"/>
          <text:p text:style-name="P2">PLAY RECAP *********************************************************************</text:p>
          <text:p text:style-name="P2">instance <text:s text:c="18"/>: ok=3 <text:s text:c="3"/>changed=2 <text:s text:c="3"/>unreachable=0 <text:s text:c="3"/>failed=0 <text:s text:c="3"/>skipped=0 <text:s text:c="3"/>rescued=0 <text:s text:c="3"/>ignored=0</text:p>
          <text:p text:style-name="P5"/>
          <text:p text:style-name="P2">INFO <text:s text:c="4"/>Verifier completed successfully.</text:p>
          <text:p text:style-name="P2">INFO <text:s text:c="4"/>Running centos7 &gt; cleanup</text:p>
          <text:p text:style-name="P2">WARNING <text:s/>Skipping, cleanup playbook not configured.</text:p>
          <text:p text:style-name="P2">INFO <text:s text:c="4"/>Running centos7 &gt; destroy</text:p>
          <text:p text:style-name="P2">[DEPRECATION WARNING]: Ansible will require Python 3.8 or newer on the</text:p>
          <text:p text:style-name="P2">controller starting with Ansible 2.12. Current version: 3.6.8 (default, Jun 26</text:p>
          <text:p text:style-name="P2">2023, 20:26:30) [GCC 8.5.0 20210514 (Red Hat 8.5.0-20)]. This feature will be</text:p>
          <text:p text:style-name="P2">removed from ansible-core in version 2.12. Deprecation warnings can be disabled</text:p>
          <text:p text:style-name="P4"><text:s/><text:span text:style-name="T3">by setting deprecation_warnings=False in ansible.cfg.</text:span></text:p>
          <text:p text:style-name="P5"/>
          <text:p text:style-name="P2">PLAY [Destroy] *****************************************************************</text:p>
          <text:p text:style-name="P5"/>
          <text:p text:style-name="P2">TASK [Destroy molecule instance(s)] ********************************************</text:p>
          <text:p text:style-name="P2">/usr/local/lib/python3.6/site-packages/ansible/parsing/vault/__init__.py:44: CryptographyDeprecationWarning: Python 3.6 is no longer supported by the <text:soft-page-break/>Python core team. Therefore, support for it is deprecated in cryptography. The next release of cryptography will remove support for Python 3.6.</text:p>
          <text:p text:style-name="P4"><text:s text:c="2"/><text:span text:style-name="T3">from cryptography.exceptions import InvalidSignature</text:span></text:p>
          <text:p text:style-name="P2">changed: [localhost] =&gt; (item=instance)</text:p>
          <text:p text:style-name="P5"/>
          <text:p text:style-name="P2">TASK [Wait for instance(s) deletion to complete] *******************************</text:p>
          <text:p text:style-name="P2">FAILED - RETRYING: Wait for instance(s) deletion to complete (300 retries left).</text:p>
          <text:p text:style-name="P2">changed: [localhost] =&gt; (item=instance)</text:p>
          <text:p text:style-name="P5"/>
          <text:p text:style-name="P2">TASK [Delete docker networks(s)] ***********************************************</text:p>
          <text:p text:style-name="P5"/>
          <text:p text:style-name="P2">PLAY RECAP *********************************************************************</text:p>
          <text:p text:style-name="P2">localhost <text:s text:c="17"/>: ok=2 <text:s text:c="3"/>changed=2 <text:s text:c="3"/>unreachable=0 <text:s text:c="3"/>failed=0 <text:s text:c="3"/>skipped=1 <text:s text:c="3"/>rescued=0 <text:s text:c="3"/>ignored=0</text:p>
          <text:p text:style-name="P5"/>
          <text:p text:style-name="P2">INFO <text:s text:c="4"/>Pruning extra files from scenario ephemeral directory</text:p>
          <text:p text:style-name="P1">[Pipeline] cleanWs</text:p>
          <text:p text:style-name="P2">[WS-CLEANUP] Deleting project workspace...</text:p>
          <text:p text:style-name="P2">[WS-CLEANUP] Deferred wipeout is used...</text:p>
          <text:p text:style-name="P2">[WS-CLEANUP] done</text:p>
          <text:p text:style-name="P1">[Pipeline] }</text:p>
          <text:p text:style-name="P1">[Pipeline] // stage</text:p>
          <text:p text:style-name="P1">[Pipeline] }</text:p>
          <text:p text:style-name="P1">[Pipeline] // node</text:p>
          <text:p text:style-name="P1">[Pipeline] End of Pipeline</text:p>
          <text:p text:style-name="P3">Finished: SUCCESS</text:p>
        </text:section>
      </text:section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'Segoe UI', roboto, 'Noto Sans', oxygen, ubuntu, cantarell, 'Fira Sans', 'Droid Sans', 'Helvetica Neue', arial, sans-serif, 'Apple Color Emoji', 'Segoe UI Emoji', 'Segoe UI Symbol'"/>
    <style:font-face style:name="var font-family-mono" svg:font-family="'var font-family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6:42:28.648986949</meta:creation-date>
    <dc:date>2023-08-14T16:43:29.656272506</dc:date>
    <meta:editing-duration>PT1M2S</meta:editing-duration>
    <meta:editing-cycles>1</meta:editing-cycles>
    <meta:document-statistic meta:table-count="0" meta:image-count="0" meta:object-count="0" meta:page-count="20" meta:paragraph-count="384" meta:word-count="2968" meta:character-count="35227" meta:non-whitespace-character-count="32249"/>
    <meta:generator>LibreOffice/7.3.7.2$Linux_X86_64 LibreOffice_project/30$Build-2</meta:generator>
  </office:meta>
</office:document-meta>
</file>